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8cm" fo:min-width="1.268cm"/>
    </style:style>
    <style:style style:name="gr2" style:family="graphic" style:parent-style-name="standard">
      <style:graphic-properties draw:textarea-horizontal-align="justify" draw:textarea-vertical-align="middle" draw:auto-grow-height="false" fo:min-height="1.555cm" fo:min-width="0.65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2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4.4cm"/>
    </style:style>
    <style:style style:name="gr6" style:family="graphic" style:parent-style-name="standard">
      <style:graphic-properties draw:textarea-horizontal-align="justify" draw:textarea-vertical-align="middle" draw:auto-grow-height="false" fo:min-height="1.556cm" fo:min-width="0.65cm"/>
    </style:style>
    <style:style style:name="gr7" style:family="graphic" style:parent-style-name="standard">
      <style:graphic-properties draw:textarea-horizontal-align="justify" draw:textarea-vertical-align="middle" draw:auto-grow-height="false" fo:min-height="2.65cm" fo:min-width="0.774cm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4.4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2.906cm"/>
    </style:style>
    <style:style style:name="gr11" style:family="graphic" style:parent-style-name="standard">
      <style:graphic-properties draw:textarea-horizontal-align="justify" draw:textarea-vertical-align="middle" draw:auto-grow-height="false" fo:min-height="0.45cm" fo:min-width="4.6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1.8cm"/>
    </style:style>
    <style:style style:name="gr13" style:family="graphic" style:parent-style-name="standard">
      <style:graphic-properties draw:textarea-horizontal-align="justify" draw:textarea-vertical-align="middle" draw:auto-grow-height="false" fo:min-height="0.45cm" fo:min-width="4.5cm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4.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5cm" svg:height="0.9cm" svg:x="1cm" svg:y="0.6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3cm" svg:height="3.609cm" svg:x="1.1cm" svg:y="3.503cm">
          <text:p text:style-name="P1"><text:span text:style-name="T1">check</text:span></text:p>
          <text:p text:style-name="P1"><text:span text:style-name="T1">F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2" draw:id="id2" draw:layer="controls" svg:width="3.1cm" svg:height="0.7cm" svg:x="0.7cm" svg:y="2.2cm">
          <text:p text:style-name="P1"><text:span text:style-name="T2">Load initramf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controls" svg:x1="2.25cm" svg:y1="1.5cm" svg:x2="2.25cm" svg:y2="2.2cm" draw:start-shape="id1" draw:start-glue-point="8" draw:end-shape="id2" draw:end-glue-point="0" svg:d="M2250 1500v700" svg:viewBox="0 0 1 701">
          <text:p/>
        </draw:connector>
        <draw:connector draw:style-name="gr4" draw:text-style-name="P4" draw:layer="controls" svg:x1="2.25cm" svg:y1="2.9cm" svg:x2="2.25cm" svg:y2="3.503cm" draw:start-shape="id2" draw:start-glue-point="2" draw:end-shape="id3" draw:end-glue-point="4" svg:d="M2250 2900v603" svg:viewBox="0 0 1 604">
          <text:p/>
        </draw:connector>
        <draw:custom-shape draw:style-name="gr5" draw:text-style-name="P3" xml:id="id4" draw:id="id4" draw:layer="controls" svg:width="4.9cm" svg:height="0.7cm" svg:x="9.8cm" svg:y="1cm">
          <text:p text:style-name="P1"><text:span text:style-name="T2">repair F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controls" draw:line-skew="-2.451cm" svg:x1="3.4cm" svg:y1="5.308cm" svg:x2="9.8cm" svg:y2="1.35cm" draw:start-shape="id3" draw:start-glue-point="7" draw:end-shape="id4" svg:d="M3400 5308h750v-3958h5650" svg:viewBox="0 0 6401 3959">
          <text:p/>
        </draw:connector>
        <draw:custom-shape draw:style-name="gr6" draw:text-style-name="P2" xml:id="id5" draw:id="id5" draw:layer="controls" svg:width="2.3cm" svg:height="3.61cm" svg:x="14.4cm" svg:y="2.4cm">
          <text:p text:style-name="P1"><text:span text:style-name="T1">check</text:span></text:p>
          <text:p text:style-name="P1"><text:span text:style-name="T1">F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controls" svg:x1="14.7cm" svg:y1="1.35cm" svg:x2="15.55cm" svg:y2="2.4cm" draw:start-shape="id4" draw:start-glue-point="1" draw:end-shape="id5" draw:end-glue-point="4" svg:d="M14700 1350h850v1050" svg:viewBox="0 0 851 1051">
          <text:p/>
        </draw:connector>
        <draw:custom-shape draw:style-name="gr7" draw:text-style-name="P2" xml:id="id7" draw:id="id7" draw:layer="controls" svg:width="1.8cm" svg:height="4.1cm" svg:x="18.624cm" svg:y="8.057cm">
          <text:p text:style-name="P1"><text:span text:style-name="T1">Pan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2.3cm" svg:height="3.609cm" svg:x="5cm" svg:y="4.606cm">
          <text:p text:style-name="P1"><text:span text:style-name="T2">mount</text:span></text:p>
          <text:p text:style-name="P1"><text:span text:style-name="T1">rootf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line-skew="-0.502cm 0.399cm 0.501cm" svg:x1="2.25cm" svg:y1="7.112cm" svg:x2="6.15cm" svg:y2="4.606cm" draw:start-shape="id3" draw:start-glue-point="6" draw:end-shape="id6" draw:end-glue-point="4" svg:d="M2250 7112v-1h2350v-2506h1550v1" svg:viewBox="0 0 3901 2508">
          <text:p/>
        </draw:connector>
        <draw:connector draw:style-name="gr4" draw:text-style-name="P4" draw:layer="layout" svg:x1="16.7cm" svg:y1="4.205cm" svg:x2="19.524cm" svg:y2="8.057cm" draw:start-shape="id5" draw:start-glue-point="7" draw:end-shape="id7" draw:end-glue-point="4" svg:d="M16700 4205h2824v3852" svg:viewBox="0 0 2825 3853">
          <text:p/>
        </draw:connector>
        <draw:connector draw:style-name="gr4" draw:text-style-name="P4" draw:layer="layout" draw:line-skew="-0.502cm 2.149cm 0.501cm" svg:x1="15.55cm" svg:y1="6.01cm" svg:x2="6.15cm" svg:y2="4.606cm" draw:start-shape="id5" draw:start-glue-point="6" draw:end-shape="id6" draw:end-glue-point="4" svg:d="M15550 6010h-2550v-1405h-6850v1" svg:viewBox="0 0 9401 1406">
          <text:p/>
        </draw:connector>
        <draw:connector draw:style-name="gr4" draw:text-style-name="P4" draw:layer="layout" draw:line-skew="5.937cm" svg:x1="7.3cm" svg:y1="6.411cm" svg:x2="18.887cm" svg:y2="8.657cm" draw:start-shape="id6" draw:start-glue-point="7" draw:end-shape="id7" draw:end-glue-point="5" svg:d="M7300 6411h11600v2246h-13" svg:viewBox="0 0 11601 2247">
          <text:p/>
        </draw:connector>
        <draw:custom-shape draw:style-name="gr2" draw:text-style-name="P3" xml:id="id8" draw:id="id8" draw:layer="layout" svg:width="2.3cm" svg:height="3.609cm" svg:x="5cm" svg:y="8.817cm">
          <text:p text:style-name="P1"><text:span text:style-name="T2">exists</text:span></text:p>
          <text:p text:style-name="P1"><text:span text:style-name="T2">helpme_by_coreconfw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9" draw:id="id9" draw:layer="layout" svg:width="2.3cm" svg:height="3.609cm" svg:x="4.606cm" svg:y="13.229cm">
          <text:p text:style-name="P1"><text:span text:style-name="T2">exists</text:span></text:p>
          <text:p text:style-name="P1"><text:span text:style-name="T2">cfg_helpme.cf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6.15cm" svg:y1="8.215cm" svg:x2="6.15cm" svg:y2="8.817cm" draw:start-shape="id6" draw:start-glue-point="6" draw:end-shape="id8" draw:end-glue-point="4" svg:d="M6150 8215v602" svg:viewBox="0 0 1 603">
          <text:p/>
        </draw:connector>
        <draw:connector draw:style-name="gr4" draw:text-style-name="P5" draw:layer="layout" draw:line-skew="-0.401cm" svg:x1="6.15cm" svg:y1="12.426cm" svg:x2="5.756cm" svg:y2="13.229cm" draw:start-shape="id8" draw:start-glue-point="6" draw:end-shape="id9" draw:end-glue-point="4" svg:d="M6150 12426h-394v803" svg:viewBox="0 0 395 804">
          <text:p/>
        </draw:connector>
        <draw:connector draw:style-name="gr4" draw:text-style-name="P5" draw:layer="layout" draw:line-skew="-0.847cm" svg:x1="7.3cm" svg:y1="10.622cm" svg:x2="9.5cm" svg:y2="7.75cm" draw:start-shape="id8" draw:start-glue-point="7" draw:end-shape="id10" draw:end-glue-point="3" svg:d="M7300 10622h800v-2872h1400" svg:viewBox="0 0 2201 2873">
          <text:p/>
        </draw:connector>
        <draw:custom-shape draw:style-name="gr8" draw:text-style-name="P3" xml:id="id10" draw:id="id10" draw:layer="layout" svg:width="4.9cm" svg:height="0.9cm" svg:x="9.5cm" svg:y="7.3cm">
          <text:p text:style-name="P1"><text:span text:style-name="T2">remove </text:span></text:p>
          <text:p text:style-name="P1"><text:span text:style-name="T2">helpme_by_coreconfw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2.388cm" svg:x1="14.4cm" svg:y1="7.75cm" svg:x2="18.887cm" svg:y2="8.657cm" draw:start-shape="id10" draw:end-shape="id7" draw:end-glue-point="5" svg:d="M14400 7750h4500v907h-13" svg:viewBox="0 0 4501 908">
          <text:p/>
        </draw:connector>
        <draw:custom-shape draw:style-name="gr9" draw:text-style-name="P3" xml:id="id11" draw:id="id11" draw:layer="layout" svg:width="3.2cm" svg:height="0.7cm" svg:x="6.6cm" svg:y="15.9cm">
          <text:p text:style-name="P1"><text:span text:style-name="T2">Load coun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6.906cm" svg:y1="15.034cm" svg:x2="8.2cm" svg:y2="15.9cm" draw:start-shape="id9" draw:start-glue-point="7" draw:end-shape="id11" draw:end-glue-point="0" svg:d="M6906 15034h1294v866" svg:viewBox="0 0 1295 867">
          <text:p/>
        </draw:connector>
        <draw:custom-shape draw:style-name="gr10" draw:text-style-name="P3" xml:id="id12" draw:id="id12" draw:layer="layout" svg:width="3.406cm" svg:height="0.7cm" svg:x="0.9cm" svg:y="15.9cm">
          <text:p text:style-name="P1"><text:span text:style-name="T2">count=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4.606cm" svg:y1="15.034cm" svg:x2="2.603cm" svg:y2="15.9cm" draw:start-shape="id9" draw:start-glue-point="5" draw:end-shape="id12" draw:end-glue-point="0" svg:d="M4606 15034h-2003v866" svg:viewBox="0 0 2004 867">
          <text:p/>
        </draw:connector>
        <draw:custom-shape draw:style-name="gr6" draw:text-style-name="P3" xml:id="id13" draw:id="id13" draw:layer="layout" svg:width="2.3cm" svg:height="3.61cm" svg:x="3.3cm" svg:y="17.74cm">
          <text:p text:style-name="P1"><text:span text:style-name="T2">exists</text:span></text:p>
          <text:p text:style-name="P1"><text:span text:style-name="T2">helpm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line-skew="-0.15cm" svg:x1="2.603cm" svg:y1="16.6cm" svg:x2="4.45cm" svg:y2="17.74cm" draw:start-shape="id12" draw:start-glue-point="2" draw:end-shape="id13" draw:end-glue-point="4" svg:d="M2603 16600v420h1847v720" svg:viewBox="0 0 1848 1141">
          <text:p/>
        </draw:connector>
        <draw:connector draw:style-name="gr4" draw:text-style-name="P5" draw:layer="layout" draw:line-skew="-0.15cm" svg:x1="8.2cm" svg:y1="16.6cm" svg:x2="4.45cm" svg:y2="17.74cm" draw:start-shape="id11" draw:start-glue-point="2" draw:end-shape="id13" draw:end-glue-point="4" svg:d="M8200 16600v420h-3750v720" svg:viewBox="0 0 3751 1141">
          <text:p/>
        </draw:connector>
        <draw:custom-shape draw:style-name="gr11" draw:text-style-name="P3" xml:id="id14" draw:id="id14" draw:layer="layout" svg:width="5.1cm" svg:height="0.7cm" svg:x="11.6cm" svg:y="13.2cm">
          <text:p text:style-name="P1"><text:span text:style-name="T2">count=(Leer helpme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1.599cm" svg:x1="5.6cm" svg:y1="19.545cm" svg:x2="11.6cm" svg:y2="13.55cm" draw:start-shape="id13" draw:start-glue-point="7" draw:end-shape="id14" svg:d="M5600 19545h4600v-5995h1400" svg:viewBox="0 0 6001 5996">
          <text:p/>
        </draw:connector>
        <draw:custom-shape draw:style-name="gr6" draw:text-style-name="P3" xml:id="id15" draw:id="id15" draw:layer="layout" svg:width="2.3cm" svg:height="3.61cm" svg:x="13cm" svg:y="14.632cm">
          <text:p text:style-name="P1"><text:span text:style-name="T2">count</text:span></text:p>
          <text:p text:style-name="P1"><text:span text:style-name="T2">is not</text:span></text:p>
          <text:p text:style-name="P1"><text:span text:style-name="T2">numb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4.15cm" svg:y1="13.9cm" svg:x2="14.15cm" svg:y2="14.632cm" draw:start-shape="id14" draw:start-glue-point="2" draw:end-shape="id15" draw:end-glue-point="4" svg:d="M14150 13900v732" svg:viewBox="0 0 1 733">
          <text:p/>
        </draw:connector>
        <draw:custom-shape draw:style-name="gr12" draw:text-style-name="P3" xml:id="id16" draw:id="id16" draw:layer="layout" svg:width="2.3cm" svg:height="0.7cm" svg:x="15.6cm" svg:y="17.1cm">
          <text:p text:style-name="P1"><text:span text:style-name="T2">count=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3cm" svg:y1="16.437cm" svg:x2="16.75cm" svg:y2="17.1cm" draw:start-shape="id15" draw:start-glue-point="7" draw:end-shape="id16" draw:end-glue-point="0" svg:d="M15300 16437h1450v663" svg:viewBox="0 0 1451 664">
          <text:p/>
        </draw:connector>
        <draw:connector draw:style-name="gr4" draw:text-style-name="P5" draw:layer="layout" draw:line-skew="-0.25cm" svg:x1="16.75cm" svg:y1="17.8cm" svg:x2="14.15cm" svg:y2="19.144cm" draw:start-shape="id16" draw:start-glue-point="2" draw:end-shape="id17" draw:end-glue-point="4" svg:d="M16750 17800v422h-2600v922" svg:viewBox="0 0 2601 1345">
          <text:p/>
        </draw:connector>
        <draw:custom-shape draw:style-name="gr6" draw:text-style-name="P3" xml:id="id17" draw:id="id17" draw:layer="layout" svg:width="2.3cm" svg:height="3.61cm" svg:x="13cm" svg:y="19.144cm">
          <text:p text:style-name="P1"><text:span text:style-name="T2">count =&lt; 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5" draw:layer="layout" svg:x1="14.15cm" svg:y1="18.242cm" svg:x2="14.15cm" svg:y2="19.144cm" draw:start-shape="id15" draw:start-glue-point="6" draw:end-shape="id17" svg:d="M14150 18242v902" svg:viewBox="0 0 1 903">
          <text:p/>
        </draw:connector>
        <draw:connector draw:style-name="gr4" draw:text-style-name="P5" draw:layer="layout" draw:line-skew="1.937cm" svg:x1="15.3cm" svg:y1="20.949cm" svg:x2="18.887cm" svg:y2="11.557cm" draw:start-shape="id17" draw:start-glue-point="7" draw:end-shape="id7" draw:end-glue-point="7" svg:d="M15300 20949h3600v-9392h-13" svg:viewBox="0 0 3601 9393">
          <text:p/>
        </draw:connector>
        <draw:custom-shape draw:style-name="gr13" draw:text-style-name="P3" xml:id="id18" draw:id="id18" draw:layer="layout" svg:width="5cm" svg:height="0.7cm" svg:x="6.3cm" svg:y="21.2cm">
          <text:p text:style-name="P1"><text:span text:style-name="T2">count=count--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0.05cm" svg:x1="13cm" svg:y1="20.949cm" svg:x2="11.3cm" svg:y2="21.55cm" draw:start-shape="id17" draw:start-glue-point="5" draw:end-shape="id18" svg:d="M13000 20949h-800v601h-900" svg:viewBox="0 0 1701 602">
          <text:p/>
        </draw:connector>
        <draw:connector draw:style-name="gr4" draw:text-style-name="P5" draw:layer="layout" svg:x1="6.3cm" svg:y1="21.55cm" svg:x2="4.45cm" svg:y2="22.29cm" draw:start-shape="id18" draw:end-shape="id19" draw:end-glue-point="4" svg:d="M6300 21550h-1850v740" svg:viewBox="0 0 1851 741">
          <text:p/>
        </draw:connector>
        <draw:custom-shape draw:style-name="gr6" draw:text-style-name="P3" xml:id="id19" draw:id="id19" draw:layer="layout" svg:width="2.3cm" svg:height="3.61cm" svg:x="3.3cm" svg:y="22.29cm">
          <text:p text:style-name="P1"><text:span text:style-name="T2">touch</text:span></text:p>
          <text:p text:style-name="P1"><text:span text:style-name="T2">helpme</text:span></text:p>
          <text:p text:style-name="P1"><text:span text:style-name="T2">in rootf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4.45cm" svg:y1="21.35cm" svg:x2="4.45cm" svg:y2="22.29cm" draw:start-shape="id13" draw:start-glue-point="6" draw:end-shape="id19" draw:end-glue-point="4" svg:d="M4450 21350v940" svg:viewBox="0 0 1 941">
          <text:p/>
        </draw:connector>
        <draw:connector draw:style-name="gr4" draw:text-style-name="P5" draw:layer="layout" svg:x1="5.6cm" svg:y1="24.095cm" svg:x2="19.524cm" svg:y2="12.157cm" draw:start-shape="id19" draw:start-glue-point="7" draw:end-shape="id7" draw:end-glue-point="8" svg:d="M5600 24095h13924v-11938" svg:viewBox="0 0 13925 11939">
          <text:p/>
        </draw:connector>
        <draw:custom-shape draw:style-name="gr14" draw:text-style-name="P3" xml:id="id20" draw:id="id20" draw:layer="layout" svg:width="5.3cm" svg:height="0.7cm" svg:x="1.8cm" svg:y="26.5cm">
          <text:p text:style-name="P1"><text:span text:style-name="T2">write count in helpme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4.45cm" svg:y1="25.9cm" svg:x2="4.45cm" svg:y2="26.5cm" draw:start-shape="id19" draw:start-glue-point="6" draw:end-shape="id20" draw:end-glue-point="0" svg:d="M4450 25900v600" svg:viewBox="0 0 1 601">
          <text:p/>
        </draw:connector>
        <draw:connector draw:style-name="gr4" draw:text-style-name="P5" draw:layer="layout" svg:x1="4.45cm" svg:y1="27.2cm" svg:x2="4.45cm" svg:y2="28.1cm" draw:start-shape="id20" draw:start-glue-point="2" draw:end-shape="id21" draw:end-glue-point="4" svg:d="M4450 27200v900" svg:viewBox="0 0 1 901">
          <text:p/>
        </draw:connector>
        <draw:frame draw:style-name="gr15" draw:text-style-name="P6" draw:layer="layout" svg:width="1.162cm" svg:height="0.725cm" svg:x="15.138cm" svg:y="15.7cm">
          <draw:text-box>
            <text:p><text:span text:style-name="T2">ye</text:span><text:span text:style-name="T2">s</text:span></text:p>
          </draw:text-box>
        </draw:frame>
        <draw:frame draw:style-name="gr16" draw:text-style-name="P6" draw:layer="layout" svg:width="1.044cm" svg:height="0.725cm" svg:x="16.656cm" svg:y="3.5cm">
          <draw:text-box>
            <text:p><text:span text:style-name="T2">fail</text:span></text:p>
          </draw:text-box>
        </draw:frame>
        <draw:frame draw:style-name="gr15" draw:text-style-name="P6" draw:layer="layout" svg:width="1.162cm" svg:height="0.725cm" svg:x="7.1cm" svg:y="9.875cm">
          <draw:text-box>
            <text:p><text:span text:style-name="T2">yes</text:span></text:p>
          </draw:text-box>
        </draw:frame>
        <draw:frame draw:style-name="gr15" draw:text-style-name="P6" draw:layer="layout" svg:width="1.162cm" svg:height="0.725cm" svg:x="6.8cm" svg:y="14.275cm">
          <draw:text-box>
            <text:p><text:span text:style-name="T2">yes</text:span></text:p>
          </draw:text-box>
        </draw:frame>
        <draw:frame draw:style-name="gr17" draw:text-style-name="P6" draw:layer="layout" svg:width="1.281cm" svg:height="0.725cm" svg:x="3.4cm" svg:y="14.3cm">
          <draw:text-box>
            <text:p><text:span text:style-name="T2">else</text:span></text:p>
          </draw:text-box>
        </draw:frame>
        <draw:frame draw:style-name="gr17" draw:text-style-name="P6" draw:layer="layout" svg:width="1.281cm" svg:height="0.725cm" svg:x="12.019cm" svg:y="20.775cm">
          <draw:text-box>
            <text:p><text:span text:style-name="T2">else</text:span></text:p>
          </draw:text-box>
        </draw:frame>
        <draw:frame draw:style-name="gr15" draw:text-style-name="P6" draw:layer="layout" svg:width="1.162cm" svg:height="0.725cm" svg:x="15.238cm" svg:y="20.175cm">
          <draw:text-box>
            <text:p><text:span text:style-name="T2">yes</text:span></text:p>
          </draw:text-box>
        </draw:frame>
        <draw:frame draw:style-name="gr16" draw:text-style-name="P6" draw:layer="layout" svg:width="1.044cm" svg:height="0.725cm" svg:x="3.156cm" svg:y="4.575cm">
          <draw:text-box>
            <text:p><text:span text:style-name="T2">fail</text:span></text:p>
          </draw:text-box>
        </draw:frame>
        <draw:frame draw:style-name="gr16" draw:text-style-name="P6" draw:layer="layout" svg:width="1.044cm" svg:height="0.725cm" svg:x="15.3cm" svg:y="4.475cm">
          <draw:text-box>
            <text:p><text:span text:style-name="T2">fail</text:span></text:p>
          </draw:text-box>
        </draw:frame>
        <draw:frame draw:style-name="gr16" draw:text-style-name="P6" draw:layer="layout" svg:width="1.044cm" svg:height="0.725cm" svg:x="7.256cm" svg:y="5.675cm">
          <draw:text-box>
            <text:p><text:span text:style-name="T2">fail</text:span></text:p>
          </draw:text-box>
        </draw:frame>
        <draw:frame draw:style-name="gr16" draw:text-style-name="P6" draw:layer="layout" svg:width="1.044cm" svg:height="0.725cm" svg:x="5.5cm" svg:y="23.3cm">
          <draw:text-box>
            <text:p><text:span text:style-name="T2">fail</text:span></text:p>
          </draw:text-box>
        </draw:frame>
        <draw:frame draw:style-name="gr15" draw:text-style-name="P6" draw:layer="layout" svg:width="1.162cm" svg:height="0.725cm" svg:x="5.5cm" svg:y="18.775cm">
          <draw:text-box>
            <text:p><text:span text:style-name="T2">yes</text:span></text:p>
          </draw:text-box>
        </draw:frame>
        <draw:custom-shape draw:style-name="gr1" draw:text-style-name="P2" xml:id="id21" draw:id="id21" draw:layer="layout" svg:width="2.5cm" svg:height="0.9cm" svg:x="3.2cm" svg:y="28.1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8T18:14:39.636537822</meta:creation-date>
    <dc:date>2018-06-22T10:12:45.990053686</dc:date>
    <meta:editing-duration>PT57M18S</meta:editing-duration>
    <meta:editing-cycles>18</meta:editing-cycles>
    <meta:generator>LibreOffice/6.0.5.1$Linux_X86_64 LibreOffice_project/00m0$Build-1</meta:generator>
    <meta:document-statistic meta:object-count="61"/>
  </office:meta>
</office:document-meta>
</file>